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4.00pt" fo:font-weight="bold" fo:font-family="'Times New Roman'" style:font-family-asian="'Times New Roman'" style:font-family-complex="'Times New Roman'"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4.00pt" fo:font-weight="bold"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4.00pt" fo:font-weight="bold"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bold" fo:font-family="'Times New Roman'" style:font-family-asian="'Times New Roman'" style:font-family-complex="'Times New Roman'"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style:use-window-font-color="true"/>
    </style:style>
    <style:style style:name="T16" style:family="text">
      <style:text-properties fo:font-size="14.00pt" fo:font-weight="bold"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4.00pt" fo:font-weight="bold" fo:font-family="'Times New Roman'" style:font-family-asian="'Times New Roman'" style:font-family-complex="'Times New Roman'"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4.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bold" fo:font-family="'Times New Roman'" style:font-family-asian="'Times New Roman'" style:font-family-complex="'Times New Roman'" fo:background-color="transparent" style:use-window-font-color="true"/>
    </style:style>
    <style:style style:name="T27" style:family="text">
      <style:text-properties fo:font-size="14.00pt" fo:font-weight="normal" fo:font-family="'Times New Roman'" style:font-family-asian="'Times New Roman'" style:font-family-complex="'Times New Roman'" fo:background-color="transparent" style:use-window-font-color="true"/>
    </style:style>
    <style:style style:name="T28" style:family="text">
      <style:text-properties fo:font-size="14.00pt" fo:font-weight="bold" fo:font-family="'Times New Roman'" style:font-family-asian="'Times New Roman'" style:font-family-complex="'Times New Roman'" fo:background-color="transparent" style:use-window-font-color="true"/>
    </style:style>
    <style:style style:name="T29" style:family="text">
      <style:text-properties fo:font-size="14.00pt" fo:font-weight="normal" fo:font-family="'Times New Roman'" style:font-family-asian="'Times New Roman'" style:font-family-complex="'Times New Roman'" fo:background-color="transparent" style:use-window-font-color="true"/>
    </style:style>
    <style:style style:name="T30" style:family="text">
      <style:text-properties fo:font-size="14.00pt" fo:font-weight="bold" fo:font-family="'Times New Roman'" style:font-family-asian="'Times New Roman'" style:font-family-complex="'Times New Roman'" fo:background-color="transparent" style:use-window-font-color="true"/>
    </style:style>
    <style:style style:name="T31" style:family="text">
      <style:text-properties fo:font-size="14.00pt" fo:font-weight="normal" fo:font-family="'Times New Roman'" style:font-family-asian="'Times New Roman'" style:font-family-complex="'Times New Roman'" fo:background-color="transparent" style:use-window-font-color="true"/>
    </style:style>
    <style:style style:name="T32"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Билет 13</text:span></text:p>
      <text:p text:style-name="P2"><text:span text:style-name="T1">1.<text:s/></text:span><text:span text:style-name="T2">Рефакторинг по Фаулеру</text:span><text:span text:style-name="T3"/></text:p>
      <text:p text:style-name="P2"><text:span text:style-name="T4">Рефакторинг - изменение во внутренней структуре программного обеспечения, имеющее целью облегчить понимание его работы и упростить модификацию, не затрагивая наблюдаемого поведения.</text:span></text:p>
      <text:p text:style-name="P2"><text:span text:style-name="T4"/></text:p>
      <text:p text:style-name="P2"><text:span text:style-name="T4">Производить рефакторинг (Refactor) (глагол) - изменять структуру программного обеспечения, применяя ряд рефакторингов, не затрагивая его поведения.</text:span></text:p>
      <text:p text:style-name="P2"><text:span text:style-name="T4"/></text:p>
      <text:p text:style-name="P2"><text:span text:style-name="T4">Цель рефакторинга - упростить понимание и модификацию программного обеспечения. Рефакторингом будут только те изменения, которые сделаны с целью облегчения понимания исходного кода. Противоположным примером может служить оптимизация производительности. Как и рефакторинг, оптимизация производительности обычно не изменяет поведения компонента (за исключением скорости его работы); она лишь изменяет его внутреннее устройство. Оптимизация производительности часто затрудняет понимание кода.</text:span></text:p>
      <text:p text:style-name="P2"><text:span text:style-name="T4"/></text:p>
      <text:p text:style-name="P2"><text:span text:style-name="T4">Рефакторинг не меняет видимого поведения программного обеспечения. Оно продолжает выполнять прежние функции. Никто - ни конечный пользователь, ни программист - не сможет сказать по внешнему виду, что что-то изменилось.</text:span></text:p>
      <text:p text:style-name="P2"><text:span text:style-name="T4"/></text:p>
      <text:p text:style-name="P2"><text:span text:style-name="T4">Применение рефакторинга при разработке ПО разделяет время между двумя разными видами деятельности - вводом новых функций и изменением структуры. Добавление новых функций не должно менять структуру существующего кода: просто вводятся новые возможности. Прогресс можно оценить, добавляя тесты и добиваясь их нормальной работы. При проведении рефакторинга вы стремитесь не добавлять функции, а только улучшать структуру кода. При этом не добавляются новые тесты (если только не обнаруживается пропущенная ранее ситуация); тесты изменяются только тогда, когда это абсолютно необходимо, чтобы проверить изменения в интерфейсе.</text:span></text:p>
      <text:p text:style-name="P2"><text:span text:style-name="T4"/></text:p>
      <text:p text:style-name="P2"><text:span text:style-name="T4">В процессе разработки ПО может оказаться необходимым часто переключаться между двумя видами работы. Попытавшись добавить новую функцию, можно обнаружить, что это гораздо проще сделать, если изменить структуру кода. Тогда следует на некоторое время переключиться на рефакторинг. Улучшив структуру кода, можно добавлять новую функцию. А добившись её работы, можно заметить, что она написана способом, затрудняющим её понимание, тогда вы снова переключаетесь и занимаетесь рефакторингом. Всё это может происходить в течение десяти минут, но в каждый момент вы должны понимать, которым из видов работы заняты.</text:span></text:p>
      <text:p text:style-name="P2"><text:span text:style-name="T4"/></text:p>
      <text:p text:style-name="P2"><text:span text:style-name="T4">Рефакторинг - этакие "серебряные плоскогубцы", позволяющие крепко ухватить код. Рефакторинг - это инструмент, который можно и должно использовать для нескольких целей.</text:span></text:p>
      <text:p text:style-name="P2"><text:span text:style-name="T4"/></text:p>
      <text:p text:style-name="P2"><text:span text:style-name="T4">Без рефакторинга композиция программы приходит в негодность. Он напоминает наведение порядка в коде. Убираются фрагменты, оказавшиеся не на своём месте. Чем сложнее разобраться во внутреннем устройстве кода, тем труднее его сохранить и тем быстрее происходит его распад. Регулярно проводимый рефакторинг помогает сохранять форму кода.</text:span></text:p>
      <text:p text:style-name="P2"><text:span text:style-name="T4"/></text:p>
      <text:p text:style-name="P2"><text:span text:style-name="T4">Важной стороной улучшения композиции является удаление дублирующегося кода. Объём кода играет существенную роль, когда приходится его модифицировать. Чем больше кода, тем труднее правильно его модифицировать, и разбираться приходится в его большем объёме. Устраняя дублирование, мы гарантируем, что в коде есть всё, что нужно, и притом только в одном месте, в чём и состоит суть хорошего проектирования.</text:span></text:p>
      <text:p text:style-name="P2"><text:span text:style-name="T4"/></text:p>
      <text:p text:style-name="P2"><text:span text:style-name="T4">Рефакторинг облегчает понимание ПО. После рефакторинга легче понимать незнакомый код, не нужно запоминать деталей кода, которые вы пишете. </text:span></text:p>
      <text:p text:style-name="P2"><text:span text:style-name="T4"/></text:p>
      <text:p text:style-name="P2"><text:span text:style-name="T4">Программист может потратить неделю на модификацию кода, хотя мог он разобраться в коде, он бы потратил на это один час.</text:span></text:p>
      <text:p text:style-name="P2"><text:span text:style-name="T4"/></text:p>
      <text:p text:style-name="P2"><text:span text:style-name="T4">Рефакторинг помогает найти ошибки. При проведении рефакторинга легче вникать в код, понять, что он делает, и достигнутое понимание возвращается обратно в код. </text:span></text:p>
      <text:p text:style-name="P2"><text:span text:style-name="T4"/></text:p>
      <text:p text:style-name="P2"><text:span text:style-name="T4">Рефакторинг позволяет быстрее писать программы. Рефакторинг способствует ускорению разработки кода. Без рефакторинга время будет тратиться не на добавление новых функций, а на поиск и исправление ошибок.</text:span></text:p>
      <text:p text:style-name="P2"><text:span text:style-name="T4"/></text:p>
      <text:p text:style-name="P2"><text:span text:style-name="T4">Хороший дизайн нужен для сохранения скорости разработки программного обеспечения. Благодаря рефакторингу программы разрабатываются быстрее, так как он удерживает композицию системы от распада. С его помощью можно даже улучшить дизайн.</text:span></text:p>
      <text:p text:style-name="P2"><text:span text:style-name="T4"/></text:p>
      <text:p text:style-name="P2"><text:span text:style-name="T4">Рефакторингом стоит заниматься постоянно понемногу. </text:span></text:p>
      <text:p text:style-name="P2"><text:span text:style-name="T4"/></text:p>
      <text:p text:style-name="P2"><text:span text:style-name="T4">Правило трёх ударов от Дона Робертса: "Делая что-то в первый раз, вы просто это делаете. Делая что-то аналогичное во второй раз, вы морщитесь от необходимости повторения, но всё-таки повторяете то же самое. Делая что-то похожее в третий раз, вы начинаете рефакторинг".</text:span></text:p>
      <text:p text:style-name="P2"><text:span text:style-name="T4"/></text:p>
      <text:p text:style-name="P2"><text:span text:style-name="T4">Мой код может казаться понятным мне, но не моей команде. Разборы кода знания становятся достоянием всей команды разработчиков. Разборы помогают большему числу людей разобраться с большим числом аспектов крупной программной системы. Разборы также дают возможность большему числу людей высказать полезные мысли. Рефакторинг помогает разобраться в коде, написанном не вами. </text:span></text:p>
      <text:p text:style-name="P2"><text:span text:style-name="T4"/></text:p>
      <text:p text:style-name="P2"><text:span text:style-name="T4">Ценность программы имеет две составляющие - то, что они могут делать для нас сегодня и то, что они смогут делать завтра. В большинстве случаев сосредотачиваются только на сегодня.</text:span></text:p>
      <text:p text:style-name="P2"><text:span text:style-name="T4"/></text:p>
      <text:p text:style-name="P2"><text:span text:style-name="T4">Но выполнение задачи сегодня не гарантирует выполнение новой задачи завтра. Рефакторинг - путь к решению данной проблемы. </text:span></text:p>
      <text:p text:style-name="P2"><text:span text:style-name="T4"/></text:p>
      <text:p text:style-name="P2"><text:span text:style-name="T4">Нам нужны программы, которые легко читать, вся логика которых задана в одном и только одном месте, модификация которых не ставит под угрозу существующие функции и которые позволяют выражать условную логиу возможно более простым способом.</text:span></text:p>
      <text:p text:style-name="P2"><text:span text:style-name="T4"/></text:p>
      <text:p text:style-name="P2"><text:span text:style-name="T4">Рефакторинг представляет собой процесс улучшения работающей программы не путём изменения её функций, а путем усиления в ней указанных качеств, позволяющих продолжить разработку с высокой скоростью.</text:span></text:p>
      <text:p text:style-name="P2"><text:span text:style-name="T4"/></text:p>
      <text:p text:style-name="P2"><text:span text:style-name="T4">Учитывая одержимость разработчиков программного обеспечения косвенностью, не следует удивляться тому, что рефакторинг, как правило, вводит в программу дополнительную косвенность. Рефакторинг обычно разделяет большие объекты, как и большие методы, на несколько меньших.</text:span></text:p>
      <text:p text:style-name="P2"><text:span text:style-name="T4"/></text:p>
      <text:p text:style-name="P2"><text:span text:style-name="T4">Однако рефакторинг - меч обоюдоострый. Каждый раз при разделении чего-либо надвое количество объектов управления растёт. При этом может также быть затруднено чтение программы, потому что один объект делегирует полномочия другому, который делегирует их третьему. Поэтому желательно минимизировать косвенность.</text:span></text:p>
      <text:p text:style-name="P2"><text:span text:style-name="T4"/></text:p>
      <text:p text:style-name="P2"><text:span text:style-name="T4">Но не следует спешить, потому что косвенность может окупиться следующими способами:</text:span></text:p>
      <text:p text:style-name="P2"><text:span text:style-name="T4">- позволить совместно использовать логику. Например, подметод, вызываемый из разных мест, или метод родительского класса, доступный<text:tab/>всем подметодам. </text:span></text:p>
      <text:p text:style-name="P2"><text:span text:style-name="T4">- изолировать изменения в коде. Допустим, я использую объект в двух разных местах и мне надо изменить его поведение в одном из этих двух случаев. Если изменить объект, это может повлиять на оба случая, поэтому я сначала создаю подкласс и пользуюсь им в том случае, если нужны изменения. В результате можно модифицировать родительский класс без риска непреднамеренного изменения во втором случае.</text:span></text:p>
      <text:p text:style-name="P2"><text:span text:style-name="T4">- кодировать условную логику. В объектах есть сказочный механизм, такой как полиморфные сообщения, гибко, но ясно выражающие условную логику. Преобразовав явные условные операторы в сообщения, часто можно одновременно уменьшить дублирование, улучшить понятность и увеличить гибкость.</text:span></text:p>
      <text:p text:style-name="P2"><text:span text:style-name="T4"/></text:p>
      <text:p text:style-name="P2"><text:span text:style-name="T4">Применение рефакторинга исключает возможность испортить систему. После него программа ведёт себя так же, как и прежде. Сверх того, есть возможность добавить в код ценные качества.</text:span></text:p>
      <text:p text:style-name="P2"><text:span text:style-name="T4"/></text:p>
      <text:p text:style-name="P2"><text:span text:style-name="T4">Не публикуйте интерфейсы раньше срока. Измените политику в отношении владения кодом, чтобы облегчить рефакторинг.</text:span></text:p>
      <text:p text:style-name="P2"><text:span text:style-name="T4"/></text:p>
      <text:p text:style-name="P2"><text:span text:style-name="T4">В некоторых случаях рефакторинг совсем не нужен. Основной пример - необходимость переписать программу с нуля, так как она полностью неработоспособна и уже не фиксится. Второй пример - близость даты завершения проекта. Потому что рост производительности, достигаемый благодаря рефакторингу, проявит себя слишком поздно - после истечения срока. Уорд Каннингем сравнивает незавершённый рефакторинг с залезанием в долги.</text:span></text:p>
      <text:p text:style-name="P2"><text:span text:style-name="T4"/></text:p>
      <text:p text:style-name="P2"><text:span text:style-name="T4">Существует утверждение, что рефакторинг может быть альтернативой предварительному проектированию. В таком сценарии проектирование вообще отсутствует. Первое решение, которое приходит в голову, воплощается в коде, а затем доводится до рабочего состояния и обретает требуемую форму с помощью рефакторинга. "Экстремальные" программисты любят такой подход.</text:span></text:p>
      <text:p text:style-name="P2"><text:span text:style-name="T4"/></text:p>
      <text:p text:style-name="P2"><text:span text:style-name="T4">Но такой подход не является эффективным, и даже "экстремальные" программисты сначала разрабатывают некую архитектуру будущей системы. Они пробуют разные идеи с помощью CRC-карт или чего-либо подобного, пока не получат внушающего доверия первоначального решения. Только после первого более или менее удачного "выстрела" приступают к кодированию, а затем и к рефакторингу. Смысл в том, что при использовании рефакторинга изменяется роль предварительного проектирования. Если не рассчитывать на рефакторинг, то ощущается необходимость как можно лучше провести предварительное проектирование. Возникает чувство, что любые изменения в проект в будущем, если они потребуются, окажутся слишком дорогостоящими. </text:span></text:p>
      <text:p text:style-name="P2"><text:span text:style-name="T4"/></text:p>
      <text:p text:style-name="P2"><text:span text:style-name="T4">С применением рефакторинга акценты смещаются. Предварительное проектирование сохраняется, но теперь оно не имеет целью найти единственное правильное решение. Всё, что от него требуется, - это найти приемлемое решение.</text:span></text:p>
      <text:p text:style-name="P2"><text:span text:style-name="T4"/></text:p>
      <text:p text:style-name="P2"><text:span text:style-name="T4">Рефакторинг позволяет создавать более простые проекты, не жертвуя гибкостью, благодаря чему процесс проектирования становится более лёгким и менее напряжённым. Научившись в целом распознавать то, что легко поддаётся рефакторингу, о гибкости решений даже перестаёшь задумываться. Появляется уверенность в возможности применения рефакторинга, когда это понадобится. Создаются самые простые решения, которые могут работать, а гибкие и сложные решения по большей части не потребуются.</text:span></text:p>
      <text:p text:style-name="P2"><text:span text:style-name="T4"/></text:p>
      <text:p text:style-name="P2"><text:span text:style-name="T4">Первыми, кто понял важность рефакторинга, были Уорд Каннингем и Кент Бек, с 1980-х работающих со Smalltalk. У Smalltalk очень короткий цикл "компиляция-компоновка-выполнение", поэтому можно быстро модифицировать программы.</text:span></text:p>
      <text:p text:style-name="P2"><text:span text:style-name="T4">2.<text:s/></text:span><text:span text:style-name="T5">Шаблон проектирования<text:s/></text:span><text:span text:style-name="T6">Strategy</text:span></text:p>
      <text:p text:style-name="P3"><draw:frame text:anchor-type="as-char" svg:width="127.53mm" svg:height="41.01mm" style:rel-width="scale" style:rel-height="scale"><draw:object-ole xlink:href="OleObj1"/><draw:image xlink:href="ObjectReplacements/OleObj1"/></draw:frame><text:span text:style-name="T7"/></text:p>
      <text:p text:style-name="P3"><text:span text:style-name="T7"/></text:p>
      <text:p text:style-name="P4"><text:span text:style-name="T8">Название и классификация паттерна</text:span></text:p>
      <text:p text:style-name="P4"><text:span text:style-name="T9">Стратегия - это паттерн поведения объектов. </text:span></text:p>
      <text:p text:style-name="P4"><text:span text:style-name="T10">Назначение</text:span><text:span text:style-name="T11"/></text:p>
      <text:p text:style-name="P4"><text:span text:style-name="T11">Данный паттерн определяет семейство алгоритмов, инкапсулирует каждый из них и делает их взаимозаменяемыми. Стратегия позволяет изменять алгоритмы независимо от клиентов, которые ими пользуются.</text:span></text:p>
      <text:p text:style-name="P4"><text:span text:style-name="T11">Другие названия: Policy (политика).</text:span></text:p>
      <text:p text:style-name="P4"><text:span text:style-name="T11"/></text:p>
      <text:p text:style-name="P4"><text:span text:style-name="T11">Мотивация</text:span></text:p>
      <text:p text:style-name="P4"><text:span text:style-name="T11">Существует множество алгоритмов для разбиения текста на строки. Жестко "зашивать" все эти алгоритмы в классы, которые в них нуждаются, нежелательно по нескольким причинам:</text:span></text:p>
      <text:p text:style-name="P4"><text:span text:style-name="T11"/></text:p>
      <text:p text:style-name="P4"><text:span text:style-name="T11">- Клиенты, требующие алгоритм разбиения на строки, усложняются при включении соответствующего кода. Это приводит к увеличению сложности клиентов и создает проблемы в сопровождении, особенно если необходимо поддерживать несколько алгоритмов одновременно.</text:span></text:p>
      <text:p text:style-name="P4"><text:span text:style-name="T11">- В различных сценариях может потребоваться использование разных алгоритмов. Поддерживать несколько алгоритмов разбиения на строки, если они не используются, было бы неэффективно.</text:span></text:p>
      <text:p text:style-name="P4"><text:span text:style-name="T11">- Если разбиение на строки - неотъемлемая часть клиента, то задачи добавления новых или модификации существующих алгоритмов становятся более сложными.</text:span></text:p>
      <text:p text:style-name="P4"><text:span text:style-name="T11"/></text:p>
      <text:p text:style-name="P4"><text:span text:style-name="T11">Эти проблемы можно избежать, определив классы, которые инкапсулируют различные алгоритмы разбиения на строки. Таким образом инкапсулированный алгоритм называется стратегией.</text:span></text:p>
      <text:p text:style-name="P4"><text:span text:style-name="T11"/></text:p>
      <text:p text:style-name="P4"><text:span text:style-name="T12">Примеры</text:span><text:span text:style-name="T13">:</text:span></text:p>
      <text:p text:style-name="P4"><text:span text:style-name="T13">- Класс Composition отвечает за разбиение на строки текста, отображаемого в окне программы просмотра, и его своевременное обновление. Стратегии разбиения на строки определяются не в классе Composition, а в подклассах абстрактного класса Compositor.</text:span></text:p>
      <text:p text:style-name="P4"><text:span text:style-name="T13">- Несколько примеров стратегий:</text:span></text:p>
      <text:p text:style-name="P4"><text:span text:style-name="T13"><text:s text:c="4"/>- SimpleCompositor реализует простую стратегию, выделяющую по одной строке за раз.</text:span></text:p>
      <text:p text:style-name="P4"><text:span text:style-name="T13"><text:s text:c="4"/>- TeXCompositor реализует алгоритм разбиения на строки, используемый в редакторе TeX. Эта стратегия оптимизирует разбиение на строки в целом абзаце.</text:span></text:p>
      <text:p text:style-name="P4"><text:span text:style-name="T13"><text:s text:c="4"/>- ArrayCompositor реализует стратегию расстановки переходов на новую строку таким образом, чтобы в каждой строке было одинаковое количество элементов. Например, это может быть полезно при построчном отображении набора пиктограмм.</text:span></text:p>
      <text:p text:style-name="P4"><text:span text:style-name="T13"/></text:p>
      <text:p text:style-name="P4"><text:span text:style-name="T13">Объект Composition содержит ссылку на объект Compositor. Каждый раз, когда объекту Composition требуется переформатировать текст, он делегирует эту обязанность объекту Compositor. Чтобы указать, какой объект Compositor должен использоваться, клиент встраивает его в объект Composition.</text:span></text:p>
      <text:p text:style-name="P4"><text:span text:style-name="T13"/></text:p>
      <text:p text:style-name="P4"><text:span text:style-name="T14">Применимость</text:span><text:span text:style-name="T15"/></text:p>
      <text:p text:style-name="P4"><text:span text:style-name="T15">Основные условия для применения паттерна стратегия:</text:span></text:p>
      <text:p text:style-name="P4"><text:span text:style-name="T15">- Наличие нескольких родственных классов, отличающихся только поведением. Стратегия позволяет настроить класс на один из множества возможных вариантов поведения.</text:span></text:p>
      <text:p text:style-name="P4"><text:span text:style-name="T15">- Наличие нескольких вариантов алгоритма, реализованных в виде иерархии классов.</text:span></text:p>
      <text:p text:style-name="P4"><text:span text:style-name="T15">- Алгоритм содержит данные, которые клиент не должен знать. Использование стратегии позволяет скрыть сложные структуры данных, специфичные для алгоритма.</text:span></text:p>
      <text:p text:style-name="P4"><text:span text:style-name="T15">- В классе определено множество вариантов поведения через разветвленные условные операторы. В таком случае код из ветвей можно перенести в отдельные классы стратегий для упрощения.</text:span></text:p>
      <text:p text:style-name="P4"><text:span text:style-name="T16">Структура</text:span><text:span text:style-name="T17"/></text:p>
      <text:p text:style-name="P5"><draw:frame text:anchor-type="as-char" svg:width="127.53mm" svg:height="42.60mm" style:rel-width="scale" style:rel-height="scale"><draw:object-ole xlink:href="OleObj2"/><draw:image xlink:href="ObjectReplacements/OleObj2"/></draw:frame><text:span text:style-name="T17"/></text:p>
      <text:p text:style-name="P5"><text:span text:style-name="T18">Участники</text:span><text:span text:style-name="T19"/></text:p>
      <text:p text:style-name="P5"><text:span text:style-name="T19"/></text:p>
      <text:p text:style-name="P5"><text:span text:style-name="T19">- Strategy (Compositor)<text:s/></text:span><text:span text:style-name="T20">—<text:s/></text:span><text:span text:style-name="T21">стратегия:</text:span></text:p>
      <text:p text:style-name="P5"><text:span text:style-name="T21"><text:s text:c="4"/>- объявляет общий интерфейс для всех поддерживаемых алгоритмов. Класс Context использует этот интерфейс для вызова конкретного алгоритма, определенного в классе ConcreteStrategy.</text:span></text:p>
      <text:p text:style-name="P5"><text:span text:style-name="T21">- ConcreteStrategy (SimpleCompositor, TeXCompositor, ArrayCompositor)<text:s/></text:span><text:span text:style-name="T22">—<text:s/></text:span><text:span text:style-name="T23">конкретная стратегия:</text:span></text:p>
      <text:p text:style-name="P5"><text:span text:style-name="T23"><text:s text:c="4"/>- реализует алгоритм, используя интерфейс, объявленный в классе Strategy.</text:span></text:p>
      <text:p text:style-name="P5"><text:span text:style-name="T23">- Context (Composition)<text:s/></text:span><text:span text:style-name="T24">—<text:s/></text:span><text:span text:style-name="T25">контекст:</text:span></text:p>
      <text:p text:style-name="P5"><text:span text:style-name="T25"><text:s text:c="4"/>- настраивается объектом класса ConcreteStrategy.</text:span></text:p>
      <text:p text:style-name="P5"><text:span text:style-name="T25"><text:s text:c="4"/>- хранит ссылку на объект класса Strategy.</text:span></text:p>
      <text:p text:style-name="P5"><text:span text:style-name="T25"><text:s text:c="4"/>- может определять интерфейс, позволяющий объекту Strategy обращаться к данным контекста.</text:span></text:p>
      <text:p text:style-name="P5"><text:span text:style-name="T25"/></text:p>
      <text:p text:style-name="P5"><text:span text:style-name="T26">Отношения</text:span><text:span text:style-name="T27"/></text:p>
      <text:p text:style-name="P5"><text:span text:style-name="T27"/></text:p>
      <text:p text:style-name="P5"><text:span text:style-name="T27">- Классы Strategy и Context взаимодействуют для реализации выбранного алгоритма. Контекст может передать стратегии все необходимые данные в момент вызова алгоритма. Вместо этого контекст может позволить обращаться к своим операциям в нужные моменты, передавая ссылку на самого себя операциям класса Strategy.</text:span></text:p>
      <text:p text:style-name="P5"><text:span text:style-name="T27">- Контекст переадресует запросы своих клиентов объекту-стратегии. Клиент обычно создает объект ConcreteStrategy и передает его контексту, после чего взаимодействует исключительно с контекстом. Обычно у клиента есть несколько классов ConcreteStrategy, из которых он может выбирать.</text:span></text:p>
      <text:p text:style-name="P5"><text:span text:style-name="T27"/></text:p>
      <text:p text:style-name="P5"><text:span text:style-name="T28">Результаты</text:span><text:span text:style-name="T29"/></text:p>
      <text:p text:style-name="P5"><text:span text:style-name="T29"/></text:p>
      <text:p text:style-name="P5"><text:span text:style-name="T29">Основные достоинства и недостатки паттерна стратегия:</text:span></text:p>
      <text:p text:style-name="P5"><text:span text:style-name="T29"/></text:p>
      <text:p text:style-name="P5"><text:span text:style-name="T29">- Семейство родственных алгоритмов. Иерархия классов Strategy определяет семейство алгоритмов или вариантов поведения, которые можно повторно использовать в разных контекстах. Наследование позволяет выделить общую для всех алгоритмов функциональность.</text:span></text:p>
      <text:p text:style-name="P5"><text:span text:style-name="T29">- Альтернатива порождению подклассов. Наследование поддерживает многообразие алгоритмов или поведений. Можно напрямую породить от Context подклассы с различными поведениями. Но при этом поведение "зашивается" в класс Context, что затрудняет понимание, сопровождение и расширение контекста. Кроме того, заменить алгоритм динамически уже не удастся. Разделение алгоритма в отдельный класс Strategy позволяет изменять его независимо от контекста.</text:span></text:p>
      <text:p text:style-name="P5"><text:span text:style-name="T29">- Стратегии позволяют избежать условных конструкций. Паттерн стратегия позволяет избежать условных операторов при выборе нужного поведения. Когда различные поведения объединены в один класс, трудно выбрать нужное без использования условных операторов. Инкапсуляция каждого поведения в отдельный класс Strategy решает эту проблему.</text:span></text:p>
      <text:p text:style-name="P5"><text:span text:style-name="T29"/></text:p>
      <text:p text:style-name="P5"><text:span text:style-name="T30">Пример использования:</text:span></text:p>
      <text:p text:style-name="P5"><text:span text:style-name="T31"/></text:p>
      <text:p text:style-name="P5"><text:span text:style-name="T31">Без паттерна стратегия код для разбиения текста на строки мог бы выглядеть следующим образом:</text:span></text:p>
      <text:p text:style-name="P5"><text:span text:style-name="T31">```cpp</text:span></text:p>
      <text:p text:style-name="P5"><text:span text:style-name="T31">void Composition::Repair() {</text:span></text:p>
      <text:p text:style-name="P5"><text:span text:style-name="T31"><text:s text:c="4"/>switch (_breakingStrategy) {</text:span></text:p>
      <text:p text:style-name="P5"><text:span text:style-name="T31"><text:s text:c="8"/>case SimpleStrategy:</text:span></text:p>
      <text:p text:style-name="P5"><text:span text:style-name="T31"><text:s text:c="12"/>ComposeWithSimpleCompositor();</text:span></text:p>
      <text:p text:style-name="P5"><text:span text:style-name="T31"><text:s text:c="12"/>break;</text:span></text:p>
      <text:p text:style-name="P5"><text:span text:style-name="T31"><text:s text:c="8"/>case TeXStrategy:</text:span></text:p>
      <text:p text:style-name="P5"><text:span text:style-name="T31"><text:s text:c="12"/>ComposeWithTeXCompositor();</text:span></text:p>
      <text:p text:style-name="P5"><text:span text:style-name="T31"><text:s text:c="12"/>break;</text:span></text:p>
      <text:p text:style-name="P5"><text:span text:style-name="T31"><text:s text:c="8"/>// ...</text:span></text:p>
      <text:p text:style-name="P5"><text:span text:style-name="T31"><text:s text:c="4"/>}</text:span></text:p>
      <text:p text:style-name="P5"><text:span text:style-name="T31"><text:s text:c="4"/>// </text:span></text:p>
      <text:p text:style-name="P5"><text:span text:style-name="T31">}</text:span></text:p>
      <text:p text:style-name="P5"><text:span text:style-name="T31">```</text:span></text:p>
      <text:p text:style-name="P5"><text:span text:style-name="T31"/></text:p>
      <text:p text:style-name="P5"><text:span text:style-name="T31">Паттерн стратегия позволяет обойтись без конструкции выбора за счет делегирования задачи разбиения на строки объекту Strategy:</text:span></text:p>
      <text:p text:style-name="P5"><text:span text:style-name="T31">```cpp</text:span></text:p>
      <text:p text:style-name="P5"><text:span text:style-name="T31">void Composition::Repair() {</text:span></text:p>
      <text:p text:style-name="P5"><text:span text:style-name="T31"><text:s text:c="4"/>_compositor-&gt;Compose();</text:span></text:p>
      <text:p text:style-name="P5"><text:span text:style-name="T31"><text:s text:c="4"/>// </text:span></text:p>
      <text:p text:style-name="P5"><text:span text:style-name="T31">}</text:span></text:p>
      <text:p text:style-name="P5"><text:span text:style-name="T31">```</text:span></text:p>
      <text:p text:style-name="P5"><text:span text:style-name="T31"/></text:p>
      <text:p text:style-name="P5"><text:span text:style-name="T31">Если код содержит много условных операторов, то это часто является сигналом для применения паттерна стратегия.</text:span></text:p>
      <text:p text:style-name="P5"><text:span text:style-name="T31">- Выбор реализации. Стратегии могут предоставлять разные реализации одного и того же поведения. Клиент может выбирать подходящую стратегию в зависимости от своих требований к быстродействию и памяти.</text:span></text:p>
      <text:p text:style-name="P5"><text:span text:style-name="T31">- Клиенты должны знать о различных стратегиях. Недостаток паттерна в том, что клиент должен понимать различия между разными стратегиями для выбора подходящей. Поэтому, вероятно, придется раскрывать клиенту некоторые особенности реализации. Поэтому стоит применять этот паттерн только тогда, когда различия в поведении важны для клиента.</text:span></text:p>
      <text:p text:style-name="P5"><text:span text:style-name="T31">- Затраты на передачу информации между стратегией и контекстом. Интерфейс Strategy используется всеми подклассами ConcreteStrategy, независимо от сложности их реализации. Некоторые стратегии могут не использовать всю передаваемую информацию, особенно простые. Это может привести к созданию и инициализации ненужных параметров. Если возникнет проблема, то придется установить более тесную связь между классами Strategy и Context.</text:span></text:p>
      <text:p text:style-name="P5"><text:span text:style-name="T31">- Увеличение числа объектов. Применение стратегий увеличивает число объектов в приложении. Иногда эти издержки можно сократить, реализовав стратегии в виде объектов без состояния, которые могут использоваться несколькими контекстами. Остаточное состояние хранится в самом контексте и передается при каждом обращении к объекту-стратегии. Совместно используемые стратегии не должны сохранять состояние между вызовами. В паттерне Приспособленец (Flyweight) этот подход обсуждается более подробно.</text:span></text:p>
      <text:p text:style-name="P6"><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